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5.42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d6adb" officeooo:paragraph-rsid="000d6adb"/>
    </style:style>
    <style:style style:name="P2" style:family="paragraph" style:parent-style-name="Table_20_Contents">
      <style:text-properties officeooo:rsid="000f4ae7" officeooo:paragraph-rsid="000f4ae7"/>
    </style:style>
    <style:style style:name="P3" style:family="paragraph" style:parent-style-name="Table_20_Contents">
      <style:text-properties officeooo:rsid="0010a452" officeooo:paragraph-rsid="0010a452"/>
    </style:style>
    <style:style style:name="P4" style:family="paragraph" style:parent-style-name="Table_20_Contents">
      <style:text-properties officeooo:rsid="00124201" officeooo:paragraph-rsid="00124201"/>
    </style:style>
    <style:style style:name="P5" style:family="paragraph" style:parent-style-name="Table_20_Contents">
      <style:text-properties officeooo:rsid="0013f7a2" officeooo:paragraph-rsid="0013f7a2"/>
    </style:style>
    <style:style style:name="P6" style:family="paragraph" style:parent-style-name="Table_20_Contents">
      <style:paragraph-properties fo:text-align="start" style:justify-single-word="false"/>
      <style:text-properties officeooo:rsid="00149be9" officeooo:paragraph-rsid="00149be9"/>
    </style:style>
    <style:style style:name="P7" style:family="paragraph" style:parent-style-name="Table_20_Contents">
      <style:text-properties officeooo:rsid="00149be9" officeooo:paragraph-rsid="00149be9"/>
    </style:style>
    <style:style style:name="P8" style:family="paragraph" style:parent-style-name="Table_20_Contents">
      <style:text-properties officeooo:rsid="00167ee1" officeooo:paragraph-rsid="00167ee1"/>
    </style:style>
    <style:style style:name="P9" style:family="paragraph" style:parent-style-name="Table_20_Contents">
      <style:text-properties officeooo:rsid="001865ce" officeooo:paragraph-rsid="001865ce"/>
    </style:style>
    <style:style style:name="P10" style:family="paragraph" style:parent-style-name="Table_20_Contents">
      <style:text-properties officeooo:rsid="001b27f2" officeooo:paragraph-rsid="001b27f2"/>
    </style:style>
    <style:style style:name="P11" style:family="paragraph" style:parent-style-name="Table_20_Contents">
      <style:paragraph-properties fo:text-align="start" style:justify-single-word="false"/>
      <style:text-properties officeooo:rsid="001dd61a" officeooo:paragraph-rsid="001dd61a"/>
    </style:style>
    <style:style style:name="P12" style:family="paragraph" style:parent-style-name="Table_20_Contents">
      <style:text-properties officeooo:rsid="001dd61a" officeooo:paragraph-rsid="001dd61a"/>
    </style:style>
    <style:style style:name="P13" style:family="paragraph" style:parent-style-name="Table_20_Contents">
      <style:text-properties officeooo:rsid="001fa502" officeooo:paragraph-rsid="001fa502"/>
    </style:style>
    <style:style style:name="P14" style:family="paragraph" style:parent-style-name="Table_20_Contents">
      <style:text-properties officeooo:rsid="0020b52d" officeooo:paragraph-rsid="0020b52d"/>
    </style:style>
    <style:style style:name="P15" style:family="paragraph" style:parent-style-name="Table_20_Contents">
      <style:text-properties officeooo:rsid="0021e223" officeooo:paragraph-rsid="0021e223"/>
    </style:style>
    <style:style style:name="P16" style:family="paragraph" style:parent-style-name="Table_20_Contents">
      <style:paragraph-properties fo:text-align="end" style:justify-single-word="false"/>
    </style:style>
    <style:style style:name="T1" style:family="text">
      <style:text-properties officeooo:rsid="00124201"/>
    </style:style>
    <style:style style:name="T2" style:family="text">
      <style:text-properties officeooo:rsid="0013f7a2"/>
    </style:style>
    <style:style style:name="T3" style:family="text">
      <style:text-properties officeooo:rsid="00167ee1"/>
    </style:style>
    <style:style style:name="T4" style:family="text">
      <style:text-properties officeooo:rsid="0019456e"/>
    </style:style>
    <style:style style:name="T5" style:family="text">
      <style:text-properties officeooo:rsid="001b0d49"/>
    </style:style>
    <style:style style:name="T6" style:family="text">
      <style:text-properties officeooo:rsid="001f3e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122545666016">
          <table:table-cell table:style-name="Table1.A1" office:value-type="string">
            <text:p text:style-name="P1">TAG NAME</text:p>
          </table:table-cell>
          <table:table-cell table:style-name="Table1.B1" office:value-type="string">
            <text:p text:style-name="P1">DESCRIPTION</text:p>
          </table:table-cell>
        </table:table-row>
        <table:table-row table:style-name="TableLine94122545868000">
          <table:table-cell table:style-name="Table1.A2" office:value-type="string">
            <text:p text:style-name="P1">&lt;!DOCTYPE html&gt;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22545869392">
          <table:table-cell table:style-name="Table1.A2" office:value-type="string">
            <text:p text:style-name="P1">&lt;html&gt; &lt;/html&gt;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22545870032">
          <table:table-cell table:style-name="Table1.A2" office:value-type="string">
            <text:p text:style-name="P1">&lt;head&gt; &lt;/head&gt;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22545870832">
          <table:table-cell table:style-name="Table1.A2" office:value-type="string">
            <text:p text:style-name="P1">&lt;body&gt; &lt;/body&gt;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22545870832">
          <table:table-cell table:style-name="Table1.A2" office:value-type="string">
            <text:p text:style-name="P15">&lt;!-- <text:s/>--&gt;</text:p>
          </table:table-cell>
          <table:table-cell table:style-name="Table1.B2" office:value-type="string">
            <text:p text:style-name="P15">comments</text:p>
          </table:table-cell>
        </table:table-row>
        <table:table-row table:style-name="TableLine94122545871632">
          <table:table-cell table:style-name="Table1.A2" office:value-type="string">
            <text:p text:style-name="P1">&lt;h1&gt; &lt;/h1&gt;</text:p>
            <text:p text:style-name="P1">&lt;h6&gt; &lt;/h6&gt;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22545872384">
          <table:table-cell table:style-name="Table1.A2" office:value-type="string">
            <text:p text:style-name="P1">&lt;p&gt; &lt;/p&gt;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22545873184">
          <table:table-cell table:style-name="Table1.A2" office:value-type="string">
            <text:p text:style-name="P1">&lt;hr&gt;</text:p>
          </table:table-cell>
          <table:table-cell table:style-name="Table1.B2" office:value-type="string">
            <text:p text:style-name="P1">To make a horizontal line</text:p>
          </table:table-cell>
        </table:table-row>
        <table:table-row table:style-name="TableLine94122545873984">
          <table:table-cell table:style-name="Table1.A2" office:value-type="string">
            <text:p text:style-name="P2">&lt;br&gt;</text:p>
          </table:table-cell>
          <table:table-cell table:style-name="Table1.B2" office:value-type="string">
            <text:p text:style-name="P2">To break the line</text:p>
          </table:table-cell>
        </table:table-row>
        <table:table-row table:style-name="TableLine94122545874704">
          <table:table-cell table:style-name="Table1.A2" office:value-type="string">
            <text:p text:style-name="P3">&lt;pre&gt; &lt;/pre&gt;</text:p>
          </table:table-cell>
          <table:table-cell table:style-name="Table1.B2" office:value-type="string">
            <text:p text:style-name="P3">Preforma<text:span text:style-name="T1">t</text:span>ted text – it preserves both spaces and line breaks</text:p>
          </table:table-cell>
        </table:table-row>
        <table:table-row table:style-name="TableLine94122545875504">
          <table:table-cell table:style-name="Table1.A2" office:value-type="string">
            <text:p text:style-name="P4">&lt;b&gt; &lt;/b&gt;</text:p>
          </table:table-cell>
          <table:table-cell table:style-name="Table1.B2" office:value-type="string">
            <text:p text:style-name="P4">Bold text</text:p>
          </table:table-cell>
        </table:table-row>
        <table:table-row table:style-name="TableLine94122545876304">
          <table:table-cell table:style-name="Table1.A2" office:value-type="string">
            <text:p text:style-name="P4">&lt;strong&gt; &lt;/strong&gt;</text:p>
          </table:table-cell>
          <table:table-cell table:style-name="Table1.B2" office:value-type="string">
            <text:p text:style-name="P4">Text with strong importance typically, displayed in bold</text:p>
          </table:table-cell>
        </table:table-row>
        <table:table-row table:style-name="TableLine94122545877104">
          <table:table-cell table:style-name="Table1.A2" office:value-type="string">
            <text:p text:style-name="P4">&lt;i&gt; &lt;/i&gt;</text:p>
          </table:table-cell>
          <table:table-cell table:style-name="Table1.B2" office:value-type="string">
            <text:p text:style-name="P4">Italic</text:p>
          </table:table-cell>
        </table:table-row>
        <table:table-row table:style-name="TableLine94122545877904">
          <table:table-cell table:style-name="Table1.A2" office:value-type="string">
            <text:p text:style-name="P4">&lt;em&gt; &lt;/em&gt;</text:p>
          </table:table-cell>
          <table:table-cell table:style-name="Table1.B2" office:value-type="string">
            <text:p text:style-name="P4">Emphasized text, <text:span text:style-name="T2">typically displayed in italic</text:span></text:p>
          </table:table-cell>
        </table:table-row>
        <table:table-row table:style-name="TableLine94122545878704">
          <table:table-cell table:style-name="Table1.A2" office:value-type="string">
            <text:p text:style-name="P5">&lt;small&gt; &lt;/small&gt;</text:p>
          </table:table-cell>
          <table:table-cell table:style-name="Table1.B2" office:value-type="string">
            <text:p text:style-name="P5">Smaller text</text:p>
          </table:table-cell>
        </table:table-row>
        <table:table-row table:style-name="TableLine94122545879504">
          <table:table-cell table:style-name="Table1.A2" office:value-type="string">
            <text:p text:style-name="P5">&lt;mark&gt; &lt;/mark&gt;</text:p>
          </table:table-cell>
          <table:table-cell table:style-name="Table1.B2" office:value-type="string">
            <text:p text:style-name="P5">Text that should be marked or highlighted, it gives a different background color for that content</text:p>
          </table:table-cell>
        </table:table-row>
        <table:table-row table:style-name="TableLine94122545880304">
          <table:table-cell table:style-name="Table1.A2" office:value-type="string">
            <text:p text:style-name="P6">&lt;del&gt; &lt;/del&gt;</text:p>
          </table:table-cell>
          <table:table-cell table:style-name="Table1.B2" office:value-type="string">
            <text:p text:style-name="P7">Strike a line through the <text:span text:style-name="T3">text</text:span></text:p>
          </table:table-cell>
        </table:table-row>
        <table:table-row table:style-name="TableLine94122545881104">
          <table:table-cell table:style-name="Table1.A2" office:value-type="string">
            <text:p text:style-name="P7">&lt;ins&gt; &lt;/ins&gt;</text:p>
          </table:table-cell>
          <table:table-cell table:style-name="Table1.B2" office:value-type="string">
            <text:p text:style-name="P8">Underline text</text:p>
          </table:table-cell>
        </table:table-row>
        <table:table-row table:style-name="TableLine94122545881904">
          <table:table-cell table:style-name="Table1.A2" office:value-type="string">
            <text:p text:style-name="P8">&lt;sub&gt; &lt;/sub&gt;</text:p>
          </table:table-cell>
          <table:table-cell table:style-name="Table1.B2" office:value-type="string">
            <text:p text:style-name="P8">“Subscript” - Text appears half a character below the normal line, and is sometimes rendered in a smaller font.</text:p>
          </table:table-cell>
        </table:table-row>
        <table:table-row table:style-name="TableLine94122545882736">
          <table:table-cell table:style-name="Table1.A2" office:value-type="string">
            <text:p text:style-name="P8">&lt;sup&gt; &lt;/sup&gt;</text:p>
          </table:table-cell>
          <table:table-cell table:style-name="Table1.B2" office:value-type="string">
            <text:p text:style-name="Table_20_Contents">“<text:span text:style-name="T3">Superscript” – Text appears half a character above the normal line, and is sometimes rendered in a smaller font.</text:span></text:p>
          </table:table-cell>
        </table:table-row>
        <table:table-row table:style-name="TableLine94122545883568">
          <table:table-cell table:style-name="Table1.A2" office:value-type="string">
            <text:p text:style-name="P8">&lt;blockquote&gt; &lt;/blockquote&gt;</text:p>
          </table:table-cell>
          <table:table-cell table:style-name="Table1.B2" office:value-type="string">
            <text:p text:style-name="P9">It separate the content from other content by adding space in top, bottom <text:span text:style-name="T4">and </text:span><text:span text:style-name="T5">left</text:span> <text:span text:style-name="T4">sides</text:span>.</text:p>
          </table:table-cell>
        </table:table-row>
        <table:table-row table:style-name="TableLine94122545884400">
          <table:table-cell table:style-name="Table1.A2" office:value-type="string">
            <text:p text:style-name="P10">&lt;q&gt; &lt;/q&gt;</text:p>
          </table:table-cell>
          <table:table-cell table:style-name="Table1.B2" office:value-type="string">
            <text:p text:style-name="P10">Insert quotation marks around the quotation</text:p>
          </table:table-cell>
        </table:table-row>
        <table:table-row table:style-name="TableLine94122545885232">
          <table:table-cell table:style-name="Table1.A2" office:value-type="string">
            <text:p text:style-name="P11">&lt;abbr&gt; &lt;/abbr&gt;</text:p>
          </table:table-cell>
          <table:table-cell table:style-name="Table1.B2" office:value-type="string">
            <text:p text:style-name="P12">“Abbreviation” – <text:span text:style-name="T6">it gives doter underline and we can put title attribute for this</text:span></text:p>
            <text:p text:style-name="P13">it commonly used for abbreviations</text:p>
          </table:table-cell>
        </table:table-row>
        <table:table-row table:style-name="TableLine94122545886064">
          <table:table-cell table:style-name="Table1.A2" office:value-type="string">
            <text:p text:style-name="P13">&lt;address&gt; &lt;/address&gt;</text:p>
          </table:table-cell>
          <table:table-cell table:style-name="Table1.B2" office:value-type="string">
            <text:p text:style-name="P13">It renders in italic, and browsers will always add a line break before and after the element.</text:p>
            <text:p text:style-name="P13">This tag commonly used for address section</text:p>
          </table:table-cell>
        </table:table-row>
        <table:table-row table:style-name="TableLine94122545886896">
          <table:table-cell table:style-name="Table1.A2" office:value-type="string">
            <text:p text:style-name="P14">&lt;cite&gt; &lt;/cite&gt;</text:p>
          </table:table-cell>
          <table:table-cell table:style-name="Table1.B2" office:value-type="string">
            <text:p text:style-name="P14">it renders in italic</text:p>
            <text:p text:style-name="P14">It defines the title of a creative work(ex: a book, a poem, a painting etc.).</text:p>
          </table:table-cell>
        </table:table-row>
        <table:table-row table:style-name="TableLine94122545887728">
          <table:table-cell table:style-name="Table1.A2" office:value-type="string">
            <text:p text:style-name="P14">&lt;bdo&gt; &lt;/bdo&gt;</text:p>
          </table:table-cell>
          <table:table-cell table:style-name="Table1.B2" office:value-type="string">
            <text:p text:style-name="P14">“Bi-Directional Override” – it is used to override the current text direction.</text:p>
          </table:table-cell>
        </table:table-row>
        <table:table-row table:style-name="TableLine94122545888560"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2254588939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22545890224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22545891056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22545891888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 table:style-name="TableLine94122545892720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2254589355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22545894384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22545895216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22545896048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22545896880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2254589771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22545898544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22545899376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22545900208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22545901040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2254590187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22545902704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22545903536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22545904368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22545905200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2254590603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22545906864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22545907696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22545908528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22545909360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2254591019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22545911024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22545911856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22545912688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22545913520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12254591435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Scott Templer</meta:initial-creator>
    <meta:creation-date>2006-05-16T10:26:40</meta:creation-date>
    <dc:language>en-US</dc:language>
    <meta:editing-cycles>12</meta:editing-cycles>
    <meta:editing-duration>PT1H49M18S</meta:editing-duration>
    <dc:date>2022-10-26T17:36:15.735525333</dc:date>
    <meta:document-statistic meta:table-count="1" meta:image-count="0" meta:object-count="0" meta:page-count="2" meta:paragraph-count="52" meta:word-count="249" meta:character-count="1510" meta:non-whitespace-character-count="1309"/>
    <meta:user-defined meta:name="Info 1"/>
    <meta:user-defined meta:name="Info 2"/>
    <meta:user-defined meta:name="Info 3"/>
    <meta:user-defined meta:name="Info 4"/>
  </office:meta>
</office:document-meta>
</file>